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Mapping.setMapping( String prefix ,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amespaceMapping.get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spaceMapping.getURIToPrefix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Mapping.getPrefix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spaceMapping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spaceMapping.has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Mapping.NamespaceMapping( NamespaceResolver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Mapping.getPrefixToURI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Mapping.Namespac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Mapping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